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5.652cm" table:align="margins"/>
    </style:style>
    <style:style style:name="Таблица1.A" style:family="table-column">
      <style:table-column-properties style:rel-column-width="40156*"/>
    </style:style>
    <style:style style:name="Таблица1.B" style:family="table-column">
      <style:table-column-properties style:rel-column-width="25379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language="en" fo:country="US"/>
    </style:style>
    <style:style style:name="P6" style:family="paragraph" style:parent-style-name="Text_20_body">
      <style:text-properties style:font-name="Times New Roman" fo:language="en" fo:country="US" style:font-name-asian="Times New Roman1" style:font-name-complex="Times New Roman1"/>
    </style:style>
    <style:style style:name="P7" style:family="paragraph" style:parent-style-name="Text_20_body">
      <style:text-properties style:font-name="Times New Roman" style:font-name-asian="Times New Roman1" style:font-name-complex="Times New Roman1"/>
    </style:style>
    <style:style style:name="P8" style:family="paragraph" style:parent-style-name="Text_20_body">
      <style:paragraph-properties fo:text-align="center" style:justify-single-word="false"/>
      <style:text-properties style:font-name="Times New Roman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Text_20_body" style:list-style-name="L1">
      <style:text-properties style:font-name="Times New Roman"/>
    </style:style>
    <style:style style:name="P11" style:family="paragraph" style:parent-style-name="Text_20_body" style:list-style-name="L2">
      <style:text-properties style:font-name="Times New Roman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Times New Roman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1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Times New Roman" fo:language="ru" fo:country="RU"/>
    </style:style>
    <style:style style:name="T14" style:family="text">
      <style:text-properties style:font-name="Times New Roman" fo:language="ru" fo:country="RU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7cm" svg:height="0.87cm" draw:z-index="0"><draw:image xlink:href="../../odt/images/0007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Экспонент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<text:span text:style-name="T1">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461cm" svg:height="1.191cm" draw:z-index="0"><draw:image xlink:href="../../odt/images/0007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формирует значение выходного сигнала, вычисленное по формуле:</text:p>
            <text:p text:style-name="P8"><draw:frame draw:style-name="fr3" draw:name="Object9" text:anchor-type="as-char" svg:width="4.367cm" svg:height="0.908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4">где<draw:frame draw:style-name="fr3" draw:name="Object6" text:anchor-type="as-char" svg:width="1.977cm" svg:height="0.549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– коэффициенты <text:span text:style-name="T1">экспоненциальной зависимости</text:span>, <draw:frame draw:style-name="fr3" draw:name="Object7" text:anchor-type="as-char" svg:width="1.087cm" svg:height="0.564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– выходной сигнал, <text:span text:style-name="T4">скаляр</text:span> или <text:span text:style-name="T4">вектор</text:span>,<draw:frame draw:style-name="fr3" draw:name="Object8" text:anchor-type="as-char" svg:width="0.376cm" svg:height="0.549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– текущее модельное время в секундах.</text:p>
            <text:p text:style-name="P4"><text:span text:style-name="T3">Свойства</text:span>:</text:p>
            <text:list xml:id="list3959991388893787992" text:style-name="L1">
              <text:list-item>
                <text:p text:style-name="P10">Коэффициет усиления – коэффициент<draw:frame draw:style-name="fr3" draw:name="Object1" text:anchor-type="as-char" svg:width="0.482cm" svg:height="0.54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.</text:p>
              </text:list-item>
              <text:list-item>
                <text:p text:style-name="P10">Обратная постоянная времени – коэффициент<draw:frame draw:style-name="fr3" draw:name="Object2" text:anchor-type="as-char" svg:width="0.46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.</text:p>
              </text:list-item>
              <text:list-item>
                <text:p text:style-name="P10">Сдвиг – коэффициент<draw:frame draw:style-name="fr3" draw:name="Object3" text:anchor-type="as-char" svg:width="0.445cm" svg:height="0.549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.</text:p>
              </text:list-item>
            </text:list>
            <text:p text:style-name="P4"><text:span text:style-name="T1">Свойства</text:span> могут быть векторами<draw:frame draw:style-name="fr3" draw:name="Object4" text:anchor-type="as-char" svg:width="3.406cm" svg:height="0.684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,<draw:frame draw:style-name="fr3" draw:name="Object5" text:anchor-type="as-char" svg:width="3.337cm" svg:height="0.728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">и </text:span><text:s/><draw:frame draw:style-name="fr3" draw:name="Object10" text:anchor-type="as-char" svg:width="3.29cm" svg:height="0.684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, <text:span text:style-name="T1">р</text:span>азмерности которых должны быть одинаковы, в этом случае на выходе будет также <text:span text:style-name="T4">вектор</text:span><text:span text:style-name="T6">:</text:span></text:p>
            <text:p text:style-name="P5"><draw:frame draw:style-name="fr3" draw:name="Object11" text:anchor-type="as-char" svg:width="13.374cm" svg:height="1.10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p text:style-name="Text_20_body"><text:span text:style-name="T12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2">Числовое</text:span><text:span text:style-name="T1"> задание </text:span><text:span text:style-name="T13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эффициет усиления</text:p>
                </table:table-cell>
                <table:table-cell table:style-name="Таблица1.B3" office:value-type="string">
                  <text:p text:style-name="Text_20_body">[2.<text:span text:style-name="T6">3</text:span>]</text:p>
                </table:table-cell>
              </table:table-row>
              <table:table-row>
                <table:table-cell table:style-name="Таблица1.A3" office:value-type="string">
                  <text:p text:style-name="P7">Обратная постоянная времени</text:p>
                </table:table-cell>
                <table:table-cell table:style-name="Таблица1.B3" office:value-type="string">
                  <text:p text:style-name="Text_20_body">[<text:span text:style-name="T6">1</text:span>]</text:p>
                </table:table-cell>
              </table:table-row>
              <table:table-row>
                <table:table-cell table:style-name="Таблица1.A3" office:value-type="string">
                  <text:p text:style-name="P6">Сдвиг</text:p>
                </table:table-cell>
                <table:table-cell table:style-name="Таблица1.B3" office:value-type="string">
                  <text:p text:style-name="Text_20_body">[<text:span text:style-name="T6">4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3">Именованное</text:span><text:span text:style-name="T12"> задание </text:span><text:span text:style-name="T14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эффициет усиления</text:p>
                </table:table-cell>
                <table:table-cell table:style-name="Таблица1.B3" office:value-type="string">
                  <text:p text:style-name="Text_20_body">[<text:span text:style-name="T6">a1</text:span>]</text:p>
                </table:table-cell>
              </table:table-row>
              <table:table-row>
                <table:table-cell table:style-name="Таблица1.A3" office:value-type="string">
                  <text:p text:style-name="P7">Обратная постоянная времени</text:p>
                </table:table-cell>
                <table:table-cell table:style-name="Таблица1.B3" office:value-type="string">
                  <text:p text:style-name="Text_20_body">[<text:span text:style-name="T6">b2</text:span>]</text:p>
                </table:table-cell>
              </table:table-row>
              <table:table-row>
                <table:table-cell table:style-name="Таблица1.A3" office:value-type="string">
                  <text:p text:style-name="P6">Сдвиг</text:p>
                </table:table-cell>
                <table:table-cell table:style-name="Таблица1.B3" office:value-type="string">
                  <text:p text:style-name="Text_20_body">[<text:span text:style-name="T6">c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3">Смешанное</text:span><text:span text:style-name="T12"> задание </text:span><text:span text:style-name="T14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эффициет усиления</text:p>
                </table:table-cell>
                <table:table-cell table:style-name="Таблица1.B3" office:value-type="string">
                  <text:p text:style-name="P9">[a1]</text:p>
                </table:table-cell>
              </table:table-row>
              <table:table-row>
                <table:table-cell table:style-name="Таблица1.A3" office:value-type="string">
                  <text:p text:style-name="P7">Обратная постоянная времени</text:p>
                </table:table-cell>
                <table:table-cell table:style-name="Таблица1.B3" office:value-type="string">
                  <text:p text:style-name="Text_20_body">[<text:span text:style-name="T6">2</text:span>]</text:p>
                </table:table-cell>
              </table:table-row>
              <table:table-row>
                <table:table-cell table:style-name="Таблица1.A3" office:value-type="string">
                  <text:p text:style-name="P6">Сдвиг</text:p>
                </table:table-cell>
                <table:table-cell table:style-name="Таблица1.B3" office:value-type="string">
                  <text:p text:style-name="Text_20_body">[<text:span text:style-name="T6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3">Векторное</text:span><text:span text:style-name="T12"> задание </text:span><text:span text:style-name="T14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эффициет усиления</text:p>
                </table:table-cell>
                <table:table-cell table:style-name="Таблица1.B3" office:value-type="string">
                  <text:p text:style-name="Text_20_body">[2<text:span text:style-name="T6">,5]</text:span></text:p>
                </table:table-cell>
              </table:table-row>
              <table:table-row>
                <table:table-cell table:style-name="Таблица1.A3" office:value-type="string">
                  <text:p text:style-name="P7">Обратная постоянная времени</text:p>
                </table:table-cell>
                <table:table-cell table:style-name="Таблица1.B3" office:value-type="string">
                  <text:p text:style-name="Text_20_body">[<text:span text:style-name="T6">1,1.1]</text:span></text:p>
                </table:table-cell>
              </table:table-row>
              <table:table-row>
                <table:table-cell table:style-name="Таблица1.A3" office:value-type="string">
                  <text:p text:style-name="P6">Сдвиг</text:p>
                </table:table-cell>
                <table:table-cell table:style-name="Таблица1.B3" office:value-type="string">
                  <text:p text:style-name="P9">[2,0]</text:p>
                </table:table-cell>
              </table:table-row>
            </table:table>
            <text:p text:style-name="P4"><text:span text:style-name="T3">Примечани</text:span><text:span text:style-name="T2">я</text:span>:</text:p>
            <text:list xml:id="list7216425113355499150" text:style-name="L2">
              <text:list-item>
                <text:p text:style-name="P11"><text:span text:style-name="T1">По умолчанию блок </text:span>формирует <text:span text:style-name="T5">скалярный</text:span> выходной сигнал.</text:p>
              </text:list-item>
              <text:list-item>
                <text:p text:style-name="P12"><text:span text:style-name="T6">Именованные свойства задаются как </text:span><text:span text:style-name="T7">локальные</text:span><text:span text:style-name="T9"> переменные модели (или субмодели) во вкладке </text:span><text:span text:style-name="T7">Параметры</text:span><text:span text:style-name="T9"> или как глобальные сигналы проекта при помощи пункта главного меню </text:span><text:span text:style-name="T7">Графика</text:span><text:span text:style-name="T9"> </text:span><text:span text:style-name="T10">→</text:span><text:span text:style-name="T11"> </text:span><text:span text:style-name="T8">Сигналы</text:span><text:span text:style-name="T9">.</text:span>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page-number="auto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Экспонента</dc:title>
    <dc:date>2012-01-30T07:37:17.93</dc:date>
    <meta:generator>OpenOffice_Beta/4.1.0$Win32 OpenOffice.org_project/410m14$Build-9760</meta:generator>
    <meta:editing-duration>PT3H17S</meta:editing-duration>
    <meta:editing-cycles>68</meta:editing-cycles>
    <meta:document-statistic meta:table-count="2" meta:image-count="2" meta:object-count="11" meta:page-count="2" meta:paragraph-count="55" meta:word-count="169" meta:character-count="119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a</mi>
    </mrow>
    <annotation encoding="StarMath 5.0">a</annotation>
  </semantics>
</math>
</file>

<file path=Object 10/content.xml><?xml version="1.0" encoding="utf-8"?>
<math xmlns="http://www.w3.org/1998/Math/MathML">
  <semantics>
    <mrow>
      <mi>t</mi>
    </mrow>
    <annotation encoding="StarMath 5.0">t</annotation>
  </semantics>
</math>
</file>

<file path=Object 1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sup>
            <mi>e</mi>
            <mrow>
              <mrow>
                <mrow>
                  <mi>b</mi>
                  <mo stretchy="false">⋅</mo>
                  <mi>t</mi>
                </mrow>
                <mo stretchy="false">+</mo>
                <mi>c</mi>
              </mrow>
            </mrow>
          </msup>
        </mrow>
      </mrow>
      <mi>,</mi>
    </mrow>
    <annotation encoding="StarMath 5.0">y(t) = a cdot e^{b cdot t + c} ,</annotation>
  </semantics>
</math>
</file>

<file path=Object 2/content.xml><?xml version="1.0" encoding="utf-8"?>
<math xmlns="http://www.w3.org/1998/Math/MathML">
  <semantics>
    <mrow>
      <mi>b</mi>
    </mrow>
    <annotation encoding="StarMath 5.0">b</annotation>
  </semantics>
</math>
</file>

<file path=Object 3/content.xml><?xml version="1.0" encoding="utf-8"?>
<math xmlns="http://www.w3.org/1998/Math/MathML">
  <semantics>
    <mrow>
      <mi>c</mi>
    </mrow>
    <annotation encoding="StarMath 5.0">c</annotation>
  </semantics>
</math>
</file>

<file path=Object 4/content.xml><?xml version="1.0" encoding="utf-8"?>
<math xmlns="http://www.w3.org/1998/Math/MathML">
  <semantics>
    <mrow>
      <mrow>
        <mover accent="true">
          <mrow>
            <mi>a</mi>
          </mrow>
          <mo stretchy="false">⃗</mo>
        </mover>
        <mo stretchy="false">=</mo>
        <mfenced open="[" close="]">
          <mrow>
            <msub>
              <mi>a</mi>
              <mrow>
                <mn>1</mn>
              </mrow>
            </msub>
            <mi>,</mi>
            <msub>
              <mi>a</mi>
              <mrow>
                <mn>2</mn>
              </mrow>
            </msub>
            <mi>,</mi>
            <mn>...</mn>
            <msub>
              <mi>a</mi>
              <mrow>
                <mi>n</mi>
              </mrow>
            </msub>
          </mrow>
        </mfenced>
      </mrow>
    </mrow>
    <annotation encoding="StarMath 5.0">vec {a}=
left [
a_{1} , a_{2} , ... a_{n}
right ]</annotation>
  </semantics>
</math>
</file>

<file path=Object 5/content.xml><?xml version="1.0" encoding="utf-8"?>
<math xmlns="http://www.w3.org/1998/Math/MathML">
  <semantics>
    <mrow>
      <mrow>
        <mover accent="true">
          <mrow>
            <mi>b</mi>
          </mrow>
          <mo stretchy="false">⃗</mo>
        </mover>
        <mo stretchy="false">=</mo>
        <mfenced open="[" close="]">
          <mrow>
            <msub>
              <mi>b</mi>
              <mrow>
                <mn>1</mn>
              </mrow>
            </msub>
            <mi>,</mi>
            <msub>
              <mi>b</mi>
              <mrow>
                <mn>2</mn>
              </mrow>
            </msub>
            <mi>,</mi>
            <mn>...</mn>
            <msub>
              <mi>b</mi>
              <mrow>
                <mi>n</mi>
              </mrow>
            </msub>
          </mrow>
        </mfenced>
      </mrow>
    </mrow>
    <annotation encoding="StarMath 5.0">vec {b}=
left [
b_{1} , b_{2} , ... b_{n}
right ]</annotation>
  </semantics>
</math>
</file>

<file path=Object 6/content.xml><?xml version="1.0" encoding="utf-8"?>
<math xmlns="http://www.w3.org/1998/Math/MathML">
  <semantics>
    <mrow>
      <mrow>
        <mover accent="true">
          <mrow>
            <mi>c</mi>
          </mrow>
          <mo stretchy="false">⃗</mo>
        </mover>
        <mo stretchy="false">=</mo>
        <mfenced open="[" close="]">
          <mrow>
            <msub>
              <mi>c</mi>
              <mrow>
                <mn>1</mn>
              </mrow>
            </msub>
            <mi>,</mi>
            <msub>
              <mi>c</mi>
              <mrow>
                <mn>2</mn>
              </mrow>
            </msub>
            <mi>,</mi>
            <mn>...</mn>
            <msub>
              <mi>c</mi>
              <mrow>
                <mi>n</mi>
              </mrow>
            </msub>
          </mrow>
        </mfenced>
      </mrow>
    </mrow>
    <annotation encoding="StarMath 5.0">vec {c}=
left [
c_{1} , c_{2} , ... c_{n}
right ]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i>i</mi>
          </msub>
          <mo stretchy="false">⋅</mo>
          <msup>
            <mi>e</mi>
            <mfenced open="(" close=")">
              <mrow>
                <mrow>
                  <mrow>
                    <msub>
                      <mi>b</mi>
                      <mi>i</mi>
                    </msub>
                    <mo stretchy="false">⋅</mo>
                    <mi>t</mi>
                  </mrow>
                  <mo stretchy="false">+</mo>
                  <msub>
                    <mi>c</mi>
                    <mi>i</mi>
                  </msub>
                </mrow>
              </mrow>
            </mfenced>
          </msup>
        </mrow>
      </mrow>
      <mrow>
        <mi/>
        <mo stretchy="false">=</mo>
        <mi/>
      </mrow>
      <mrow>
        <msub>
          <mi>a</mi>
          <mi>i</mi>
        </msub>
        <mo stretchy="false">⋅</mo>
        <mi>exp</mi>
      </mrow>
      <mfenced open="(" close=")">
        <mrow>
          <mrow>
            <mrow>
              <msub>
                <mi>b</mi>
                <mi>i</mi>
              </msub>
              <mo stretchy="false">⋅</mo>
              <mi>t</mi>
            </mrow>
            <mo stretchy="false">+</mo>
            <msub>
              <mi>c</mi>
              <mi>i</mi>
            </msub>
          </mrow>
        </mrow>
      </mfenced>
      <mi>,</mi>
      <mi/>
      <mrow>
        <mi>i</mi>
        <mo stretchy="false">=</mo>
        <mn>1...n.</mn>
      </mrow>
    </mrow>
    <annotation encoding="StarMath 5.0">y_i(t) = a_i cdot e^ left ( b_i cdot t + c_i right ) ~=~ a_i cdot exp left ( b_i cdot t + c_i right ),~i=1...n.</annotation>
  </semantics>
</math>
</file>

<file path=Object 8/content.xml><?xml version="1.0" encoding="utf-8"?>
<math xmlns="http://www.w3.org/1998/Math/MathML">
  <semantics>
    <mrow>
      <mi>a</mi>
      <mi>,</mi>
      <mi/>
      <mi>b</mi>
      <mi>,</mi>
      <mi/>
      <mi>c</mi>
    </mrow>
    <annotation encoding="StarMath 5.0">a,~b,~c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